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C0000001C65D112AFF336991D.png" manifest:media-type="image/png"/>
  <manifest:file-entry manifest:full-path="Pictures/100002010000001C0000001CDCBB5382B17273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5">
      <style:text-properties officeooo:paragraph-rsid="00031a2d"/>
    </style:style>
    <style:style style:name="P6" style:family="paragraph" style:parent-style-name="Text_20_body" style:list-style-name="L7"/>
    <style:style style:name="P7" style:family="paragraph" style:parent-style-name="Text_20_body" style:list-style-name="L9"/>
    <style:style style:name="P8" style:family="paragraph" style:parent-style-name="Text_20_body" style:list-style-name="L5">
      <style:paragraph-properties fo:text-align="start" style:justify-single-word="false"/>
      <style:text-properties officeooo:paragraph-rsid="00031a2d"/>
    </style:style>
    <style:style style:name="P9" style:family="paragraph" style:parent-style-name="Text_20_body" style:list-style-name="L11"/>
    <style:style style:name="P10" style:family="paragraph" style:parent-style-name="Text_20_body" style:list-style-name="L13"/>
    <style:style style:name="P11" style:family="paragraph" style:parent-style-name="Text_20_body" style:list-style-name="L15"/>
    <style:style style:name="P12" style:family="paragraph" style:parent-style-name="Text_20_body" style:list-style-name="L17"/>
    <style:style style:name="P13" style:family="paragraph" style:parent-style-name="Text_20_body" style:list-style-name="L19"/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7">
      <style:paragraph-properties fo:margin-top="0cm" fo:margin-bottom="0cm" loext:contextual-spacing="false"/>
    </style:style>
    <style:style style:name="P19" style:family="paragraph" style:parent-style-name="Text_20_body" style:list-style-name="L9">
      <style:paragraph-properties fo:margin-top="0cm" fo:margin-bottom="0cm" loext:contextual-spacing="false"/>
    </style:style>
    <style:style style:name="P20" style:family="paragraph" style:parent-style-name="Text_20_body" style:list-style-name="L11">
      <style:paragraph-properties fo:margin-top="0cm" fo:margin-bottom="0cm" loext:contextual-spacing="false"/>
    </style:style>
    <style:style style:name="P21" style:family="paragraph" style:parent-style-name="Text_20_body" style:list-style-name="L13">
      <style:paragraph-properties fo:margin-top="0cm" fo:margin-bottom="0cm" loext:contextual-spacing="false"/>
    </style:style>
    <style:style style:name="P22" style:family="paragraph" style:parent-style-name="Text_20_body" style:list-style-name="L15">
      <style:paragraph-properties fo:margin-top="0cm" fo:margin-bottom="0cm" loext:contextual-spacing="false"/>
    </style:style>
    <style:style style:name="P23" style:family="paragraph" style:parent-style-name="Text_20_body" style:list-style-name="L17">
      <style:paragraph-properties fo:margin-top="0cm" fo:margin-bottom="0cm" loext:contextual-spacing="false"/>
    </style:style>
    <style:style style:name="P24" style:family="paragraph" style:parent-style-name="Text_20_body" style:list-style-name="L19">
      <style:paragraph-properties fo:margin-top="0cm" fo:margin-bottom="0cm" loext:contextual-spacing="false"/>
    </style:style>
    <style:style style:name="T1" style:family="text">
      <style:text-properties officeooo:rsid="00031a2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ct1" text:anchor-type="page" text:anchor-page-number="1" svg:x="0cm" svg:y="0cm" svg:width="18.468cm" svg:height="1.588cm" draw:z-index="19">
        <draw:floating-frame draw:frame-name="aswift_2"/>
      </draw:frame>
      <draw:frame draw:style-name="fr2" draw:name="Object2" text:anchor-type="page" text:anchor-page-number="1" svg:x="0cm" svg:y="0cm" svg:width="18.468cm" svg:height="1.588cm" draw:z-index="20">
        <draw:floating-frame draw:frame-name="aswift_2"/>
      </draw:frame>
      <text:p text:style-name="Text_20_body">1. The architecture of a replica set affects the set’s _________ and capability.<text:line-break/>a) scalability<text:line-break/>b) capacity<text:line-break/>c) performance<text:line-break/>d) all of the mentioned<text:line-break/><text:bookmark text:name="id3462"/>View Answer</text:p>
      <text:section text:style-name="Sect1" text:name="target-id3462">
        <text:p text:style-name="Text_20_body">Answer: b<text:line-break/>Explanation: Replica sets provide redundancy and fault tolerance.</text:p>
      </text:section>
      <text:p text:style-name="Text_20_body">2. Point out the wrong statement :<text:line-break/>a) Even number of members ensures that the replica set is always able to elect a primary<text:line-break/>b) Arbiters do not store a copy of the data and require fewer resources<text:line-break/>c) You may run an arbiter on an application server or other shared process<text:line-break/>d) None of the mentioned<text:line-break/><text:bookmark text:name="id3474"/>View Answer</text:p>
      <text:section text:style-name="Sect1" text:name="target-id3474">
        <text:p text:style-name="Text_20_body">Answer: a<text:line-break/>Explanation: If you have an even number of members, add an arbiter to get an odd number.</text:p>
      </text:section>
      <text:p text:style-name="Text_20_body">3. The standard replica set deployment for production system is a ___-member replica set.<text:line-break/>a) two<text:line-break/>b) three<text:line-break/>c) four<text:line-break/>d) five<text:line-break/><text:bookmark text:name="id9770"/>View Answer</text:p>
      <text:section text:style-name="Sect1" text:name="target-id9770">
        <text:p text:style-name="Text_20_body">Answer: b<text:line-break/>Explanation: Avoid complexity when possible, but let your application requirements dictate the architecture.</text:p>
      </text:section>
      <text:p text:style-name="Text_20_body">4. _________ for a replica set is the number of members that can become unavailable and still leave enough members in the set to elect a primary.<text:line-break/>a) Fault tolerance<text:line-break/>b) Reliability<text:line-break/>c) Security<text:line-break/>d) None of the mentioned<text:line-break/><text:bookmark text:name="id8379"/>View Answer</text:p>
      <text:section text:style-name="Sect1" text:name="target-id8379">
        <text:p text:style-name="Text_20_body">Answer: a<text:line-break/>Explanation: In other words, it is the difference between the number of members in the set and the majority needed to elect a primary.</text:p>
      </text:section>
      <text:p text:style-name="Text_20_body">5. Point out the correct statement :<text:line-break/>a) Removing a member to the replica set does not always increase the fault tolerance<text:line-break/>b) The secondary is the only member in the replica set that receives write operations<text:line-break/>c) Fault tolerance is an effect of replica set size, but the relationship is not direct<text:line-break/><text:soft-page-break/>d) None of the mentioned<text:line-break/><text:bookmark text:name="id299"/>View Answer</text:p>
      <text:section text:style-name="Sect1" text:name="target-id299">
        <text:p text:style-name="Text_20_body">Answer: c<text:line-break/>Explanation: Additional members can provide support for dedicated functions, such as backups or reporting.</text:p>
      </text:section>
      <text:p text:style-name="Text_20_body">6. Without a primary, a replica set cannot accept ________ operations.<text:line-break/>a) read<text:line-break/>b) write<text:line-break/>c) read write<text:line-break/>d) all of the mentioned<text:line-break/><text:bookmark text:name="id69"/>View Answer</text:p>
      <text:section text:style-name="Sect1" text:name="target-id69">
        <text:p text:style-name="Text_20_body">Answer: b<text:line-break/>Explanation: Arbiters do not keep a copy of the data. </text:p>
      </text:section>
      <text:p text:style-name="Text_20_body">7. _________ member is used to support dedicated functions, such as backup or reporting.<text:line-break/>a) Hidden<text:line-break/>b) Primary<text:line-break/>c) ViewState<text:line-break/>d) None of the mentioned<text:line-break/><text:bookmark text:name="id4567"/>View Answer</text:p>
      <text:section text:style-name="Sect1" text:name="target-id4567">
        <text:p text:style-name="Text_20_body">Answer: a<text:line-break/>Explanation: Delayed members can also support dedicated functions.</text:p>
      </text:section>
      <text:p text:style-name="Text_20_body">8. To protect your data if your main data center fails, keep at least _______ member in an alternate data center.<text:line-break/>a) one<text:line-break/>b) two<text:line-break/>c) three<text:line-break/>d) none of the mentioned<text:line-break/><text:bookmark text:name="id6467"/>View Answer</text:p>
      <text:section text:style-name="Sect1" text:name="target-id6467">
        <text:p text:style-name="Text_20_body">Answer: a<text:line-break/>Explanation: Always add new members before the current demand saturates the capacity of the set.</text:p>
      </text:section>
      <text:p text:style-name="Text_20_body">9. What should be the priority of member to prevent them from becoming primary ?<text:line-break/>a) 0<text:line-break/>b) 1<text:line-break/>c) 2<text:line-break/>d) 3<text:line-break/><text:bookmark text:name="id966"/>View Answer</text:p>
      <text:section text:style-name="Sect1" text:name="target-id966">
        <text:p text:style-name="Text_20_body">Answer: a<text:line-break/>Explanation: Always ensure that the main facility is able to elect a primary.</text:p>
      </text:section>
      <text:p text:style-name="Text_20_body"><text:soft-page-break/>10. _________ sets also allow the routing of read operations to specific machines.<text:line-break/>a) Field<text:line-break/>b) Read<text:line-break/>c) Tag<text:line-break/>d) All of the mentioned<text:line-break/><text:bookmark text:name="id7448"/>View Answer</text:p>
      <text:section text:style-name="Sect1" text:name="target-id7448">
        <text:p text:style-name="Text_20_body">Answer: c<text:line-break/>Explanation: Use replica set tag sets to ensure that operations replicate to specific data centers.</text:p>
      </text:section>
      <text:p text:style-name="Standard"/>
      <text:p text:style-name="Standard"><text:span text:style-name="T1">11. </text:span>________ stores are used to store information about networks, such as social connection</text:p>
      <text:p text:style-name="Horizontal_20_Line"/>
      <text:section text:style-name="Sect1" text:name="option_1">
        <text:p text:style-name="Text_20_body"><draw:frame draw:style-name="fr1" draw:name="Image1" text:anchor-type="as-char" svg:width="0.741cm" svg:height="0.741cm" draw:z-index="0"><draw:image xlink:href="Pictures/100002010000001C0000001CDCBB5382B17273B6.png" xlink:type="simple" xlink:show="embed" xlink:actuate="onLoad"/></draw:frame> Key-value</text:p>
      </text:section>
      <text:section text:style-name="Sect1" text:name="option_2">
        <text:p text:style-name="Text_20_body">Wide-column</text:p>
      </text:section>
      <text:section text:style-name="Sect1" text:name="option_3">
        <text:p text:style-name="Text_20_body">Document</text:p>
      </text:section>
      <text:section text:style-name="Sect1" text:name="option_4">
        <text:p text:style-name="Text_20_body"><draw:frame draw:style-name="fr1" draw:name="Image2" text:anchor-type="as-char" svg:width="0.741cm" svg:height="0.741cm" draw:z-index="1"><draw:image xlink:href="Pictures/100002010000001C0000001C65D112AFF336991D.png" xlink:type="simple" xlink:show="embed" xlink:actuate="onLoad"/></draw:frame> Graph</text:p>
      </text:section>
      <text:p text:style-name="P14"><text:span text:style-name="T1">12. </text:span>NoSQL databases is used mainly for handling large volumes of ______________ dat</text:p>
      <text:p text:style-name="Horizontal_20_Line"/>
      <text:section text:style-name="Sect1" text:name="Section1">
        <text:p text:style-name="Text_20_body"><text:bookmark text:name="option_1"/><draw:frame draw:style-name="fr1" draw:name="Image3" text:anchor-type="as-char" svg:width="0.741cm" svg:height="0.741cm" draw:z-index="2"><draw:image xlink:href="Pictures/100002010000001C0000001C65D112AFF336991D.png" xlink:type="simple" xlink:show="embed" xlink:actuate="onLoad"/></draw:frame> unstructured</text:p>
      </text:section>
      <text:section text:style-name="Sect1" text:name="Section2">
        <text:p text:style-name="Text_20_body"><text:bookmark text:name="option_2"/><draw:frame draw:style-name="fr1" draw:name="Image4" text:anchor-type="as-char" svg:width="0.741cm" svg:height="0.741cm" draw:z-index="3"><draw:image xlink:href="Pictures/100002010000001C0000001CDCBB5382B17273B6.png" xlink:type="simple" xlink:show="embed" xlink:actuate="onLoad"/></draw:frame> structured</text:p>
      </text:section>
      <text:section text:style-name="Sect1" text:name="Section3">
        <text:p text:style-name="Text_20_body"><text:bookmark text:name="option_3"/>semi-structured</text:p>
      </text:section>
      <text:section text:style-name="Sect1" text:name="Section4">
        <text:p text:style-name="Text_20_body"><text:bookmark text:name="option_4"/>All of the mentioned</text:p>
      </text:section>
      <text:p text:style-name="P14"><text:span text:style-name="T1">13. </text:span>Most NoSQL databases support automatic __________, meaning that you get high availability and disaster recove</text:p>
      <text:p text:style-name="Horizontal_20_Line"/>
      <text:section text:style-name="Sect1" text:name="Section5">
        <text:p text:style-name="Text_20_body"><text:bookmark text:name="option_11"/>processing</text:p>
      </text:section>
      <text:section text:style-name="Sect1" text:name="Section6">
        <text:p text:style-name="Text_20_body"><text:bookmark text:name="option_21"/><draw:frame draw:style-name="fr1" draw:name="Image5" text:anchor-type="as-char" svg:width="0.741cm" svg:height="0.741cm" draw:z-index="4"><draw:image xlink:href="Pictures/100002010000001C0000001CDCBB5382B17273B6.png" xlink:type="simple" xlink:show="embed" xlink:actuate="onLoad"/></draw:frame> scalability</text:p>
      </text:section>
      <text:section text:style-name="Sect1" text:name="Section7">
        <text:p text:style-name="Text_20_body"><text:bookmark text:name="option_31"/><draw:frame draw:style-name="fr1" draw:name="Image6" text:anchor-type="as-char" svg:width="0.741cm" svg:height="0.741cm" draw:z-index="5"><draw:image xlink:href="Pictures/100002010000001C0000001C65D112AFF336991D.png" xlink:type="simple" xlink:show="embed" xlink:actuate="onLoad"/></draw:frame> replication</text:p>
      </text:section>
      <text:section text:style-name="Sect1" text:name="Section8">
        <text:p text:style-name="Text_20_body"><text:bookmark text:name="option_41"/>All of the mentioned</text:p>
      </text:section>
      <text:p text:style-name="P14"><text:span text:style-name="T1">14. </text:span>Most NoSQL databases support automatic __________, meaning that you get high availability and disaster recove</text:p>
      <text:p text:style-name="Horizontal_20_Line"/>
      <text:section text:style-name="Sect1" text:name="Section9">
        <text:p text:style-name="Text_20_body"><text:bookmark text:name="option_12"/><draw:frame draw:style-name="fr1" draw:name="Image7" text:anchor-type="as-char" svg:width="0.741cm" svg:height="0.741cm" draw:z-index="6"><draw:image xlink:href="Pictures/100002010000001C0000001CDCBB5382B17273B6.png" xlink:type="simple" xlink:show="embed" xlink:actuate="onLoad"/></draw:frame> processing</text:p>
      </text:section>
      <text:section text:style-name="Sect1" text:name="Section10">
        <text:p text:style-name="Text_20_body"><text:bookmark text:name="option_22"/><text:soft-page-break/>scalability</text:p>
      </text:section>
      <text:section text:style-name="Sect1" text:name="Section11">
        <text:p text:style-name="Text_20_body"><text:bookmark text:name="option_32"/><draw:frame draw:style-name="fr1" draw:name="Image8" text:anchor-type="as-char" svg:width="0.741cm" svg:height="0.741cm" draw:z-index="7"><draw:image xlink:href="Pictures/100002010000001C0000001C65D112AFF336991D.png" xlink:type="simple" xlink:show="embed" xlink:actuate="onLoad"/></draw:frame> replication</text:p>
      </text:section>
      <text:section text:style-name="Sect1" text:name="Section12">
        <text:p text:style-name="Text_20_body"><text:bookmark text:name="option_42"/>All of the mentioned</text:p>
      </text:section>
      <text:p text:style-name="P14"><text:span text:style-name="T1">15. </text:span>Which of the following are the simplest NoSQL databases</text:p>
      <text:p text:style-name="Horizontal_20_Line"/>
      <text:section text:style-name="Sect1" text:name="Section13">
        <text:p text:style-name="Text_20_body"><text:bookmark text:name="option_13"/><draw:frame draw:style-name="fr1" draw:name="Image9" text:anchor-type="as-char" svg:width="0.741cm" svg:height="0.741cm" draw:z-index="8"><draw:image xlink:href="Pictures/100002010000001C0000001C65D112AFF336991D.png" xlink:type="simple" xlink:show="embed" xlink:actuate="onLoad"/></draw:frame> Key-value</text:p>
      </text:section>
      <text:section text:style-name="Sect1" text:name="Section14">
        <text:p text:style-name="Text_20_body"><text:bookmark text:name="option_23"/>Wide-column</text:p>
      </text:section>
      <text:section text:style-name="Sect1" text:name="Section15">
        <text:p text:style-name="Text_20_body"><text:bookmark text:name="option_33"/>Document</text:p>
      </text:section>
      <text:section text:style-name="Sect1" text:name="Section16">
        <text:p text:style-name="Text_20_body"><text:bookmark text:name="option_43"/>All of the mentioned</text:p>
      </text:section>
      <text:p text:style-name="P14"><text:span text:style-name="T1">16. </text:span>Point out the wrong statement</text:p>
      <text:p text:style-name="Horizontal_20_Line"/>
      <text:section text:style-name="Sect1" text:name="Section17">
        <text:p text:style-name="Text_20_body"><text:bookmark text:name="option_14"/><draw:frame draw:style-name="fr1" draw:name="Image10" text:anchor-type="as-char" svg:width="0.741cm" svg:height="0.741cm" draw:z-index="9"><draw:image xlink:href="Pictures/100002010000001C0000001C65D112AFF336991D.png" xlink:type="simple" xlink:show="embed" xlink:actuate="onLoad"/></draw:frame> Non Relational databases require that schemas be defined before you can add data</text:p>
      </text:section>
      <text:section text:style-name="Sect1" text:name="Section18">
        <text:p text:style-name="Text_20_body"><text:bookmark text:name="option_24"/>NoSQL databases are built to allow the insertion of data without a predefined schema</text:p>
      </text:section>
      <text:section text:style-name="Sect1" text:name="Section19">
        <text:p text:style-name="Text_20_body"><text:bookmark text:name="option_34"/>NewSQL databases are built to allow the insertion of data without a predefined schema</text:p>
      </text:section>
      <text:section text:style-name="Sect1" text:name="Section20">
        <text:p text:style-name="Text_20_body"><text:bookmark text:name="option_44"/>All of the mentioned</text:p>
      </text:section>
      <text:p text:style-name="P14"><text:span text:style-name="T1">17. </text:span>Point out the wrong statement</text:p>
      <text:p text:style-name="Horizontal_20_Line"/>
      <text:section text:style-name="Sect1" text:name="Section21">
        <text:p text:style-name="Text_20_body"><text:bookmark text:name="option_15"/><draw:frame draw:style-name="fr1" draw:name="Image11" text:anchor-type="as-char" svg:width="0.741cm" svg:height="0.741cm" draw:z-index="10"><draw:image xlink:href="Pictures/100002010000001C0000001C65D112AFF336991D.png" xlink:type="simple" xlink:show="embed" xlink:actuate="onLoad"/></draw:frame> Non Relational databases require that schemas be defined before you can add data</text:p>
      </text:section>
      <text:section text:style-name="Sect1" text:name="Section22">
        <text:p text:style-name="Text_20_body"><text:bookmark text:name="option_25"/><draw:frame draw:style-name="fr1" draw:name="Image12" text:anchor-type="as-char" svg:width="0.741cm" svg:height="0.741cm" draw:z-index="11"><draw:image xlink:href="Pictures/100002010000001C0000001CDCBB5382B17273B6.png" xlink:type="simple" xlink:show="embed" xlink:actuate="onLoad"/></draw:frame> NoSQL databases are built to allow the insertion of data without a predefined schema</text:p>
      </text:section>
      <text:section text:style-name="Sect1" text:name="Section23">
        <text:p text:style-name="Text_20_body"><text:bookmark text:name="option_35"/>NewSQL databases are built to allow the insertion of data without a predefined schema</text:p>
      </text:section>
      <text:section text:style-name="Sect1" text:name="Section24">
        <text:p text:style-name="Text_20_body"><text:bookmark text:name="option_45"/>All of the mentioned</text:p>
      </text:section>
      <text:p text:style-name="P14"><text:span text:style-name="T1">18. </text:span>"Sharding"? a database across many server instances can be achieved with</text:p>
      <text:p text:style-name="Horizontal_20_Line"/>
      <text:section text:style-name="Sect1" text:name="Section25">
        <text:p text:style-name="Text_20_body"><text:bookmark text:name="option_16"/><draw:frame draw:style-name="fr1" draw:name="Image13" text:anchor-type="as-char" svg:width="0.741cm" svg:height="0.741cm" draw:z-index="12"><draw:image xlink:href="Pictures/100002010000001C0000001CDCBB5382B17273B6.png" xlink:type="simple" xlink:show="embed" xlink:actuate="onLoad"/></draw:frame> LAN</text:p>
      </text:section>
      <text:section text:style-name="Sect1" text:name="Section26">
        <text:p text:style-name="Text_20_body"><text:bookmark text:name="option_26"/><draw:frame draw:style-name="fr1" draw:name="Image14" text:anchor-type="as-char" svg:width="0.741cm" svg:height="0.741cm" draw:z-index="13"><draw:image xlink:href="Pictures/100002010000001C0000001C65D112AFF336991D.png" xlink:type="simple" xlink:show="embed" xlink:actuate="onLoad"/></draw:frame> SAN</text:p>
      </text:section>
      <text:section text:style-name="Sect1" text:name="Section27">
        <text:p text:style-name="Text_20_body"><text:bookmark text:name="option_36"/>MAN</text:p>
      </text:section>
      <text:section text:style-name="Sect1" text:name="Section28">
        <text:p text:style-name="Text_20_body"><text:bookmark text:name="option_46"/>All of the mentioned</text:p>
      </text:section>
      <text:p text:style-name="P14"><text:span text:style-name="T1">19. </text:span>Which of the following is a wide-column store</text:p>
      <text:p text:style-name="Horizontal_20_Line"/>
      <text:section text:style-name="Sect1" text:name="Section29">
        <text:p text:style-name="Text_20_body"><text:bookmark text:name="option_17"/><draw:frame draw:style-name="fr1" draw:name="Image15" text:anchor-type="as-char" svg:width="0.741cm" svg:height="0.741cm" draw:z-index="14"><draw:image xlink:href="Pictures/100002010000001C0000001C65D112AFF336991D.png" xlink:type="simple" xlink:show="embed" xlink:actuate="onLoad"/></draw:frame> Cassandra</text:p>
      </text:section>
      <text:section text:style-name="Sect1" text:name="Section30">
        <text:p text:style-name="Text_20_body"><text:bookmark text:name="option_27"/><text:soft-page-break/>Riak</text:p>
      </text:section>
      <text:section text:style-name="Sect1" text:name="Section31">
        <text:p text:style-name="Text_20_body"><text:bookmark text:name="option_37"/>MongoDB</text:p>
      </text:section>
      <text:section text:style-name="Sect1" text:name="Section32">
        <text:p text:style-name="Text_20_body"><text:bookmark text:name="option_47"/>Redis</text:p>
      </text:section>
      <text:p text:style-name="P14"><text:span text:style-name="T1">20. </text:span>Which of the following is a wide-column store</text:p>
      <text:p text:style-name="Horizontal_20_Line"/>
      <text:section text:style-name="Sect1" text:name="Section33">
        <text:p text:style-name="Text_20_body"><text:bookmark text:name="option_18"/><draw:frame draw:style-name="fr1" draw:name="Image16" text:anchor-type="as-char" svg:width="0.741cm" svg:height="0.741cm" draw:z-index="15"><draw:image xlink:href="Pictures/100002010000001C0000001C65D112AFF336991D.png" xlink:type="simple" xlink:show="embed" xlink:actuate="onLoad"/></draw:frame> Cassandra</text:p>
      </text:section>
      <text:section text:style-name="Sect1" text:name="Section34">
        <text:p text:style-name="Text_20_body"><text:bookmark text:name="option_28"/>Riak</text:p>
      </text:section>
      <text:section text:style-name="Sect1" text:name="Section35">
        <text:p text:style-name="Text_20_body"><text:bookmark text:name="option_38"/>MongoDB</text:p>
      </text:section>
      <text:section text:style-name="Sect1" text:name="Section36">
        <text:p text:style-name="Text_20_body"><text:bookmark text:name="option_48"/>Redis</text:p>
      </text:section>
      <text:p text:style-name="P14"><text:span text:style-name="T1">21. </text:span>Which of the following is a NoSQL Database Type</text:p>
      <text:p text:style-name="Horizontal_20_Line"/>
      <text:section text:style-name="Sect1" text:name="Section37">
        <text:p text:style-name="Text_20_body"><text:bookmark text:name="option_19"/>SQL</text:p>
      </text:section>
      <text:section text:style-name="Sect1" text:name="Section38">
        <text:p text:style-name="Text_20_body"><text:bookmark text:name="option_29"/><draw:frame draw:style-name="fr1" draw:name="Image17" text:anchor-type="as-char" svg:width="0.741cm" svg:height="0.741cm" draw:z-index="16"><draw:image xlink:href="Pictures/100002010000001C0000001C65D112AFF336991D.png" xlink:type="simple" xlink:show="embed" xlink:actuate="onLoad"/></draw:frame> Document databases</text:p>
      </text:section>
      <text:section text:style-name="Sect1" text:name="Section39">
        <text:p text:style-name="Text_20_body"><text:bookmark text:name="option_39"/>JSON</text:p>
      </text:section>
      <text:section text:style-name="Sect1" text:name="Section40">
        <text:p text:style-name="Text_20_body"><text:bookmark text:name="option_49"/>All of the mentioned</text:p>
      </text:section>
      <text:p text:style-name="P14"><text:span text:style-name="T1">22. </text:span>Which of the following is not a NoSQL database</text:p>
      <text:p text:style-name="Horizontal_20_Line"/>
      <text:section text:style-name="Sect1" text:name="Section41">
        <text:p text:style-name="Text_20_body"><text:bookmark text:name="option_110"/><draw:frame draw:style-name="fr1" draw:name="Image18" text:anchor-type="as-char" svg:width="0.741cm" svg:height="0.741cm" draw:z-index="17"><draw:image xlink:href="Pictures/100002010000001C0000001C65D112AFF336991D.png" xlink:type="simple" xlink:show="embed" xlink:actuate="onLoad"/></draw:frame> SQL Server</text:p>
      </text:section>
      <text:section text:style-name="Sect1" text:name="Section42">
        <text:p text:style-name="Text_20_body"><text:bookmark text:name="option_210"/>MongoDB</text:p>
      </text:section>
      <text:section text:style-name="Sect1" text:name="Section43">
        <text:p text:style-name="Text_20_body"><text:bookmark text:name="option_310"/><draw:frame draw:style-name="fr1" draw:name="Image19" text:anchor-type="as-char" svg:width="0.741cm" svg:height="0.741cm" draw:z-index="18"><draw:image xlink:href="Pictures/100002010000001C0000001CDCBB5382B17273B6.png" xlink:type="simple" xlink:show="embed" xlink:actuate="onLoad"/></draw:frame> Cassandra</text:p>
      </text:section>
      <text:section text:style-name="Sect1" text:name="Section44">
        <text:p text:style-name="Text_20_body"><text:bookmark text:name="option_410"/>None of the mentioned</text:p>
      </text:section>
      <text:p text:style-name="P1">1. MongoDB can be used as a ____________, taking advantage of load balancing and data replication features over multiple machines for storing files. </text:p>
      <text:list xml:id="list2340764774549611604" text:style-name="L1">
        <text:list-item>
          <text:p text:style-name="P15"><text:a xlink:type="simple" xlink:href="javascript:%20void(0)" text:style-name="Internet_20_link" text:visited-style-name="Visited_20_Internet_20_Link">A.</text:a> AMS </text:p>
        </text:list-item>
        <text:list-item>
          <text:p text:style-name="P15"><text:a xlink:type="simple" xlink:href="javascript:%20void(0)" text:style-name="Internet_20_link" text:visited-style-name="Visited_20_Internet_20_Link">B.</text:a> CMS </text:p>
        </text:list-item>
        <text:list-item>
          <text:p text:style-name="P15"><text:a xlink:type="simple" xlink:href="javascript:%20void(0)" text:style-name="Internet_20_link" text:visited-style-name="Visited_20_Internet_20_Link">C.</text:a> File system </text:p>
        </text:list-item>
        <text:list-item>
          <text:p text:style-name="P2"><text:a xlink:type="simple" xlink:href="javascript:%20void(0)" text:style-name="Internet_20_link" text:visited-style-name="Visited_20_Internet_20_Link">D.</text:a> None of the mentioned </text:p>
          <text:p text:style-name="P2">Answer: Option A </text:p>
        </text:list-item>
      </text:list>
      <text:p text:style-name="Text_20_body">Explanation: </text:p>
      <text:p text:style-name="Text_20_body">The data is split into ranges (based on the shard key) and distributed across multiple shards.</text:p>
      <text:list xml:id="list164603712414150" text:continue-numbering="true" text:style-name="L1">
        <text:list-header>
          <text:p text:style-name="P2"/>
        </text:list-header>
      </text:list>
      <text:p text:style-name="Text_20_body"><text:soft-page-break/>2. _____________ can be used for batch processing of data and aggregation operations. </text:p>
      <text:list xml:id="list8867687115957955296" text:style-name="L3">
        <text:list-item>
          <text:p text:style-name="P16"><text:a xlink:type="simple" xlink:href="javascript:%20void(0)" text:style-name="Internet_20_link" text:visited-style-name="Visited_20_Internet_20_Link">A.</text:a> Hive </text:p>
        </text:list-item>
        <text:list-item>
          <text:p text:style-name="P16"><text:a xlink:type="simple" xlink:href="javascript:%20void(0)" text:style-name="Internet_20_link" text:visited-style-name="Visited_20_Internet_20_Link">B.</text:a> MapReduce </text:p>
        </text:list-item>
        <text:list-item>
          <text:p text:style-name="P16"><text:a xlink:type="simple" xlink:href="javascript:%20void(0)" text:style-name="Internet_20_link" text:visited-style-name="Visited_20_Internet_20_Link">C.</text:a> Oozie </text:p>
        </text:list-item>
        <text:list-item>
          <text:p text:style-name="P3"><text:a xlink:type="simple" xlink:href="javascript:%20void(0)" text:style-name="Internet_20_link" text:visited-style-name="Visited_20_Internet_20_Link">D.</text:a> None of the mentioned </text:p>
          <text:p text:style-name="P3">Answer: Option B </text:p>
        </text:list-item>
      </text:list>
      <text:p text:style-name="Text_20_body">Explanation: </text:p>
      <text:p text:style-name="Text_20_body">The aggregation framework enables users to obtain the kind of results for which the SQL GROUP BY clause is used.</text:p>
      <text:p text:style-name="Text_20_body"><text:bookmark text:name="aswift_2_expand"/><text:bookmark text:name="aswift_2_anchor"/>3. Point out the wrong statement : </text:p>
      <text:list xml:id="list203734043234577919" text:style-name="L5">
        <text:list-item>
          <text:p text:style-name="P17"><text:a xlink:type="simple" xlink:href="javascript:%20void(0)" text:style-name="Internet_20_link" text:visited-style-name="Visited_20_Internet_20_Link">A.</text:a> Secondary indices is not available in MongoDB </text:p>
        </text:list-item>
        <text:list-item>
          <text:p text:style-name="P17"><text:a xlink:type="simple" xlink:href="javascript:%20void(0)" text:style-name="Internet_20_link" text:visited-style-name="Visited_20_Internet_20_Link">B.</text:a> MongoDB supports search by field, range queries, regular expression searches </text:p>
        </text:list-item>
        <text:list-item>
          <text:p text:style-name="P17"><text:a xlink:type="simple" xlink:href="javascript:%20void(0)" text:style-name="Internet_20_link" text:visited-style-name="Visited_20_Internet_20_Link">C.</text:a> MongoDB can store the business subject in the minimal number of documents </text:p>
        </text:list-item>
        <text:list-item>
          <text:p text:style-name="P5"><text:a xlink:type="simple" xlink:href="javascript:%20void(0)" text:style-name="Internet_20_link" text:visited-style-name="Visited_20_Internet_20_Link">D.</text:a> All of the mentioned </text:p>
          <text:p text:style-name="P8">Answer: Option A </text:p>
        </text:list-item>
      </text:list>
      <text:p text:style-name="Text_20_body">Explanation: </text:p>
      <text:p text:style-name="Text_20_body">Any field in a MongoDB document can be indexed.</text:p>
      <text:list xml:id="list164605076002707" text:continue-numbering="true" text:style-name="L5">
        <text:list-header>
          <text:p text:style-name="P4"/>
        </text:list-header>
      </text:list>
      <text:p text:style-name="Text_20_body">4. MongoDB has been adopted as ________ software by a number of major websites and services. </text:p>
      <text:list xml:id="list4472759547812906897" text:style-name="L7">
        <text:list-item>
          <text:p text:style-name="P18"><text:a xlink:type="simple" xlink:href="javascript:%20void(0)" text:style-name="Internet_20_link" text:visited-style-name="Visited_20_Internet_20_Link">A.</text:a> frontend </text:p>
        </text:list-item>
        <text:list-item>
          <text:p text:style-name="P18"><text:a xlink:type="simple" xlink:href="javascript:%20void(0)" text:style-name="Internet_20_link" text:visited-style-name="Visited_20_Internet_20_Link">B.</text:a> backend </text:p>
        </text:list-item>
        <text:list-item>
          <text:p text:style-name="P18"><text:a xlink:type="simple" xlink:href="javascript:%20void(0)" text:style-name="Internet_20_link" text:visited-style-name="Visited_20_Internet_20_Link">C.</text:a> proprietary </text:p>
        </text:list-item>
        <text:list-item>
          <text:p text:style-name="P6"><text:a xlink:type="simple" xlink:href="javascript:%20void(0)" text:style-name="Internet_20_link" text:visited-style-name="Visited_20_Internet_20_Link">D.</text:a> All of the mentioned </text:p>
        </text:list-item>
      </text:list>
      <text:section text:style-name="Sect1" text:name="a25966">
        <text:p text:style-name="Text_20_body">Answer: Option B </text:p>
        <text:p text:style-name="Text_20_body">Explanation: </text:p>
        <text:p text:style-name="Text_20_body">MongoDB is the most popular NoSQL database system.</text:p>
      </text:section>
      <text:p text:style-name="Text_20_body">5. Which of the following is a NoSQL Database Type ? </text:p>
      <text:list xml:id="list3745317917066122453" text:style-name="L9">
        <text:list-item>
          <text:p text:style-name="P19"><text:a xlink:type="simple" xlink:href="javascript:%20void(0)" text:style-name="Internet_20_link" text:visited-style-name="Visited_20_Internet_20_Link">A.</text:a> SQL </text:p>
        </text:list-item>
        <text:list-item>
          <text:p text:style-name="P19"><text:a xlink:type="simple" xlink:href="javascript:%20void(0)" text:style-name="Internet_20_link" text:visited-style-name="Visited_20_Internet_20_Link">B.</text:a> Document databases </text:p>
        </text:list-item>
        <text:list-item>
          <text:p text:style-name="P19"><text:a xlink:type="simple" xlink:href="javascript:%20void(0)" text:style-name="Internet_20_link" text:visited-style-name="Visited_20_Internet_20_Link">C.</text:a> JSON </text:p>
        </text:list-item>
        <text:list-item>
          <text:p text:style-name="P7"><text:a xlink:type="simple" xlink:href="javascript:%20void(0)" text:style-name="Internet_20_link" text:visited-style-name="Visited_20_Internet_20_Link">D.</text:a> All of the mentioned </text:p>
        </text:list-item>
      </text:list>
      <text:section text:style-name="Sect1" text:name="a25967">
        <text:p text:style-name="Text_20_body">Answer: Option B </text:p>
        <text:p text:style-name="Text_20_body">Explanation: </text:p>
        <text:p text:style-name="Text_20_body">Document databases pair each key with a complex data structure known as a document.</text:p>
      </text:section>
      <text:p text:style-name="P1"><text:soft-page-break/>6. Which of the following is a wide-column store ? </text:p>
      <text:list xml:id="list8322322870456930953" text:style-name="L11">
        <text:list-item>
          <text:p text:style-name="P20"><text:a xlink:type="simple" xlink:href="javascript:%20void(0)" text:style-name="Internet_20_link" text:visited-style-name="Visited_20_Internet_20_Link">A.</text:a> Cassandra </text:p>
        </text:list-item>
        <text:list-item>
          <text:p text:style-name="P20"><text:a xlink:type="simple" xlink:href="javascript:%20void(0)" text:style-name="Internet_20_link" text:visited-style-name="Visited_20_Internet_20_Link">B.</text:a> Riak </text:p>
        </text:list-item>
        <text:list-item>
          <text:p text:style-name="P20"><text:a xlink:type="simple" xlink:href="javascript:%20void(0)" text:style-name="Internet_20_link" text:visited-style-name="Visited_20_Internet_20_Link">C.</text:a> MongoDB </text:p>
        </text:list-item>
        <text:list-item>
          <text:p text:style-name="P9"><text:a xlink:type="simple" xlink:href="javascript:%20void(0)" text:style-name="Internet_20_link" text:visited-style-name="Visited_20_Internet_20_Link">D.</text:a> Redis </text:p>
        </text:list-item>
      </text:list>
      <text:p text:style-name="Text_20_body">Answer: Option A </text:p>
      <text:p text:style-name="Text_20_body">Explanation: </text:p>
      <text:p text:style-name="Text_20_body">Wide-column stores such as Cassandra and HBase are optimized for queries over large datasets, and store columns of data together, instead of rows.</text:p>
      <text:p text:style-name="Text_20_body">7. Point out the wrong statement : </text:p>
      <text:list xml:id="list543985223917715463" text:style-name="L13">
        <text:list-item>
          <text:p text:style-name="P21"><text:a xlink:type="simple" xlink:href="javascript:%20void(0)" text:style-name="Internet_20_link" text:visited-style-name="Visited_20_Internet_20_Link">A.</text:a> Non Relational databases require that schemas be defined before you can add data </text:p>
        </text:list-item>
        <text:list-item>
          <text:p text:style-name="P21"><text:a xlink:type="simple" xlink:href="javascript:%20void(0)" text:style-name="Internet_20_link" text:visited-style-name="Visited_20_Internet_20_Link">B.</text:a> NoSQL databases are built to allow the insertion of data without a predefined schema </text:p>
        </text:list-item>
        <text:list-item>
          <text:p text:style-name="P21"><text:a xlink:type="simple" xlink:href="javascript:%20void(0)" text:style-name="Internet_20_link" text:visited-style-name="Visited_20_Internet_20_Link">C.</text:a> NewSQL databases are built to allow the insertion of data without a predefined schema </text:p>
        </text:list-item>
        <text:list-item>
          <text:p text:style-name="P10"><text:a xlink:type="simple" xlink:href="javascript:%20void(0)" text:style-name="Internet_20_link" text:visited-style-name="Visited_20_Internet_20_Link">D.</text:a> All of the mentioned <text:s/></text:p>
        </text:list-item>
      </text:list>
      <text:p text:style-name="Text_20_body">Answer: Option A </text:p>
      <text:p text:style-name="Text_20_body">Explanation: </text:p>
      <text:p text:style-name="Text_20_body">There’s also no way, using a relational database, to effectively address data that’s completely unstructured or unknown in advance.</text:p>
      <text:p text:style-name="Text_20_body"><text:bookmark text:name="aswift_2_expand1"/><text:bookmark text:name="aswift_2_anchor1"/>8. Which of the following language is MongoDB written in ? </text:p>
      <text:list xml:id="list4561202723158288437" text:style-name="L15">
        <text:list-item>
          <text:p text:style-name="P22"><text:a xlink:type="simple" xlink:href="javascript:%20void(0)" text:style-name="Internet_20_link" text:visited-style-name="Visited_20_Internet_20_Link">A.</text:a> Javascript </text:p>
        </text:list-item>
        <text:list-item>
          <text:p text:style-name="P22"><text:a xlink:type="simple" xlink:href="javascript:%20void(0)" text:style-name="Internet_20_link" text:visited-style-name="Visited_20_Internet_20_Link">B.</text:a> C </text:p>
        </text:list-item>
        <text:list-item>
          <text:p text:style-name="P22"><text:a xlink:type="simple" xlink:href="javascript:%20void(0)" text:style-name="Internet_20_link" text:visited-style-name="Visited_20_Internet_20_Link">C.</text:a> C++ </text:p>
        </text:list-item>
        <text:list-item>
          <text:p text:style-name="P11"><text:a xlink:type="simple" xlink:href="javascript:%20void(0)" text:style-name="Internet_20_link" text:visited-style-name="Visited_20_Internet_20_Link">D.</text:a> All of the mentioned </text:p>
        </text:list-item>
      </text:list>
      <text:p text:style-name="Text_20_body">Answer: Option D </text:p>
      <text:p text:style-name="Text_20_body">Explanation: </text:p>
      <text:p text:style-name="Text_20_body">MongoDB (from humongous) is a cross-platform document-oriented database.</text:p>
      <text:p text:style-name="Text_20_body">9. Which of the following sorting is not supported by MongoDB ? </text:p>
      <text:list xml:id="list2412640758248826964" text:style-name="L17">
        <text:list-item>
          <text:p text:style-name="P23"><text:a xlink:type="simple" xlink:href="javascript:%20void(0)" text:style-name="Internet_20_link" text:visited-style-name="Visited_20_Internet_20_Link">A.</text:a> collation </text:p>
        </text:list-item>
        <text:list-item>
          <text:p text:style-name="P23"><text:a xlink:type="simple" xlink:href="javascript:%20void(0)" text:style-name="Internet_20_link" text:visited-style-name="Visited_20_Internet_20_Link">B.</text:a> collection </text:p>
        </text:list-item>
        <text:list-item>
          <text:p text:style-name="P23"><text:a xlink:type="simple" xlink:href="javascript:%20void(0)" text:style-name="Internet_20_link" text:visited-style-name="Visited_20_Internet_20_Link">C.</text:a> heap </text:p>
        </text:list-item>
        <text:list-item>
          <text:p text:style-name="P12"><text:a xlink:type="simple" xlink:href="javascript:%20void(0)" text:style-name="Internet_20_link" text:visited-style-name="Visited_20_Internet_20_Link">D.</text:a> None of the mentioned </text:p>
        </text:list-item>
      </text:list>
      <text:p text:style-name="Text_20_body"/>
      <text:p text:style-name="Text_20_body"/>
      <text:p text:style-name="Text_20_body"/>
      <text:p text:style-name="Text_20_body"><text:soft-page-break/>Answer: Option A </text:p>
      <text:p text:style-name="Text_20_body">Explanation: </text:p>
      <text:p text:style-name="Text_20_body">MongoDB does not support collation-based sorting and is limited to byte-wise comparison via memcmp.</text:p>
      <text:p text:style-name="Text_20_body">10. Which of the following is a wide-column store ? </text:p>
      <text:list xml:id="list2067298039767635629" text:style-name="L19">
        <text:list-item>
          <text:p text:style-name="P24"><text:a xlink:type="simple" xlink:href="javascript:%20void(0)" text:style-name="Internet_20_link" text:visited-style-name="Visited_20_Internet_20_Link">A.</text:a> Cassandra </text:p>
        </text:list-item>
        <text:list-item>
          <text:p text:style-name="P24"><text:a xlink:type="simple" xlink:href="javascript:%20void(0)" text:style-name="Internet_20_link" text:visited-style-name="Visited_20_Internet_20_Link">B.</text:a> Riak </text:p>
        </text:list-item>
        <text:list-item>
          <text:p text:style-name="P24"><text:a xlink:type="simple" xlink:href="javascript:%20void(0)" text:style-name="Internet_20_link" text:visited-style-name="Visited_20_Internet_20_Link">C.</text:a> MongoDB </text:p>
        </text:list-item>
        <text:list-item>
          <text:p text:style-name="P13"><text:a xlink:type="simple" xlink:href="javascript:%20void(0)" text:style-name="Internet_20_link" text:visited-style-name="Visited_20_Internet_20_Link">D.</text:a> Redis </text:p>
        </text:list-item>
      </text:list>
      <text:p text:style-name="Text_20_body">Answer: Option A </text:p>
      <text:p text:style-name="Text_20_body">Explanation: </text:p>
      <text:p text:style-name="Text_20_body">Wide-column stores such as Cassandra and HBase are optimized for queries over large datasets, and store columns of data together, instead of row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6:33:22.027413632</meta:creation-date>
    <dc:date>2018-12-13T16:46:03.534380290</dc:date>
    <meta:editing-duration>PT13S</meta:editing-duration>
    <meta:editing-cycles>1</meta:editing-cycles>
    <meta:document-statistic meta:table-count="0" meta:image-count="19" meta:object-count="2" meta:page-count="8" meta:paragraph-count="162" meta:word-count="1317" meta:character-count="7586" meta:non-whitespace-character-count="6383"/>
    <meta:generator>LibreOffice/5.1.6.2$Linux_X86_64 LibreOffice_project/10m0$Build-2</meta:generator>
  </office:meta>
</office:document-meta>
</file>